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4.606cm"/>
    </style:style>
    <style:style style:name="co7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2.267cm"/>
    </style:style>
    <style:style style:name="ro3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0066"/>
    </style:style>
    <style:style style:name="ce2" style:family="table-cell" style:parent-style-name="Default">
      <style:table-cell-properties fo:background-color="#006600"/>
      <style:text-properties fo:color="#ffffff"/>
    </style:style>
    <style:style style:name="ce4" style:family="table-cell" style:parent-style-name="Default">
      <style:table-cell-properties fo:background-color="#3399ff"/>
    </style:style>
  </office:automatic-styles>
  <office:body>
    <office:spreadsheet>
      <table:table table:name="Sheet1" table:style-name="ta1" table:print="false">
        <table:table-column table:style-name="co4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5">
          <table:table-cell table:style-name="ce2" office:value-type="string">
            <text:p>ITEMS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level</text:p>
          </table:table-cell>
          <table:table-cell table:style-name="ce2" office:value-type="string">
            <text:p>tag</text:p>
          </table:table-cell>
          <table:table-cell table:style-name="ce2" office:value-type="string">
            <text:p>shop_tag</text:p>
          </table:table-cell>
        </table:table-row>
        <table:table-row table:style-name="ro2">
          <table:table-cell office:value-type="string">
            <text:p>honey_dro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lea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shroo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berry_juic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berr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shaved_ic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mista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big_mista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leaf_hon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leaf_sala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5">
          <table:table-cell office:value-type="string">
            <text:p>mushroom_sala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5">
          <table:table-cell office:value-type="string">
            <text:p>cold_sala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cooked_shroom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roasted_berrie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flour_ba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dry_brea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none</text:p>
          </table:table-cell>
        </table:table-row>
        <table:table-row table:style-name="ro2">
          <table:table-cell office:value-type="string">
            <text:p>glazed_honey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  <table:table-row table:style-name="ro2">
          <table:table-cell office:value-type="string">
            <text:p>abomihon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mushroom_gummi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icecrea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honey_icecrea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ood</text:p>
          </table:table-cell>
          <table:table-cell/>
        </table:table-row>
        <table:table-row table:style-name="ro2">
          <table:table-cell office:value-type="string">
            <text:p>aphid_egg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red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green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blu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aphid_egg_yellow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item</text:p>
          </table:table-cell>
        </table:table-row>
        <table:table-row table:style-name="ro2">
          <table:table-cell office:value-type="string">
            <text:p>tv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ign_wante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torch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largebox_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ox_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grass_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grass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largegrass_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bee_ru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sign_no_aphid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deco</text:p>
          </table:table-cell>
          <table:table-cell office:value-type="string">
            <text:p>furniture</text:p>
          </table:table-cell>
        </table:table-row>
        <table:table-row table:style-name="ro2">
          <table:table-cell office:value-type="string">
            <text:p>applesauc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food</text:p>
          </table:table-cell>
          <table:table-cell office:value-type="string">
            <text:p>item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3" office:value-type="string">
            <text:p>SHOP TAGS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INCLUDES TAGS</text:p>
          </table:table-cell>
        </table:table-row>
        <table:table-row table:style-name="ro2">
          <table:table-cell office:value-type="string">
            <text:p>item</text:p>
          </table:table-cell>
          <table:table-cell office:value-type="string">
            <text:p>for objects in the item shop</text:p>
          </table:table-cell>
          <table:table-cell/>
        </table:table-row>
        <table:table-row table:style-name="ro4">
          <table:table-cell office:value-type="string">
            <text:p>furniture</text:p>
          </table:table-cell>
          <table:table-cell office:value-type="string">
            <text:p>for objects related to </text:p>
            <text:p>furntiure shop</text:p>
          </table:table-cell>
          <table:table-cell office:value-type="string">
            <text:p>deco,skill,fun</text:p>
          </table:table-cell>
        </table:table-row>
        <table:table-row table:style-name="ro2" table:number-rows-repeated="5">
          <table:table-cell table:number-columns-repeated="3"/>
        </table:table-row>
        <table:table-row table:style-name="ro2">
          <table:table-cell table:style-name="ce3" office:value-type="string">
            <text:p>TAGS</text:p>
          </table:table-cell>
          <table:table-cell table:style-name="ce3" office:value-type="string">
            <text:p>DESCRIPTION</text:p>
          </table:table-cell>
          <table:table-cell table:style-name="ce3"/>
        </table:table-row>
        <table:table-row table:style-name="ro2">
          <table:table-cell office:value-type="string">
            <text:p>food</text:p>
          </table:table-cell>
          <table:table-cell office:value-type="string">
            <text:p>food items</text:p>
          </table:table-cell>
          <table:table-cell/>
        </table:table-row>
        <table:table-row table:style-name="ro2">
          <table:table-cell office:value-type="string">
            <text:p>item</text:p>
          </table:table-cell>
          <table:table-cell office:value-type="string">
            <text:p>base item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3">13/12/2024</text:date>, <text:time>02:5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13T02:53:48.24</dc:date>
    <dc:creator>Summer </dc:creator>
    <meta:generator>OpenOffice/4.1.15$Win32 OpenOffice.org_project/4115m2$Build-9813</meta:generator>
    <meta:editing-duration>PT2H23M43S</meta:editing-duration>
    <meta:editing-cycles>21</meta:editing-cycles>
    <meta:document-statistic meta:table-count="2" meta:cell-count="198" meta:object-count="0"/>
  </office:meta>
</office:document-meta>
</file>